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4cm"/>
    </style:style>
    <style:style style:name="co2" style:family="table-column">
      <style:table-column-properties fo:break-before="auto" style:column-width="4.577cm"/>
    </style:style>
    <style:style style:name="co3" style:family="table-column">
      <style:table-column-properties fo:break-before="auto" style:column-width="6.02cm"/>
    </style:style>
    <style:style style:name="co4" style:family="table-column">
      <style:table-column-properties fo:break-before="auto" style:column-width="3.8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ombre</text:p>
          </table:table-cell>
          <table:table-cell office:value-type="string">
            <text:p>potencia</text:p>
          </table:table-cell>
          <table:table-cell office:value-type="string">
            <text:p>gastronor</text:p>
          </table:table-cell>
          <table:table-cell office:value-type="string">
            <text:p>enlace</text:p>
          </table:table-cell>
        </table:table-row>
        <table:table-row table:style-name="ro1">
          <table:table-cell office:value-type="string">
            <text:p>BRADO 411</text:p>
          </table:table-cell>
          <table:table-cell office:value-type="string">
            <text:p>6,2 kw</text:p>
          </table:table-cell>
          <table:table-cell office:value-type="string">
            <text:p>4 bandejas (600x400/650x450)</text:p>
          </table:table-cell>
          <table:table-cell office:value-type="string">
            <text:p>http://www.hornosdobra.com/img/americana/coverflow_americana_fra4.png</text:p>
          </table:table-cell>
        </table:table-row>
        <table:table-row table:style-name="ro1">
          <table:table-cell office:value-type="string">
            <text:p>BRADO 521</text:p>
          </table:table-cell>
          <table:table-cell office:value-type="string">
            <text:p>7,2 kw</text:p>
          </table:table-cell>
          <table:table-cell office:value-type="string">
            <text:p>5 bandejas (600x400/650x450)</text:p>
          </table:table-cell>
          <table:table-cell office:value-type="string">
            <text:p>http://www.hornosdobra.com/img/americana/coverflow_americana_fra5.png</text:p>
          </table:table-cell>
        </table:table-row>
        <table:table-row table:style-name="ro1">
          <table:table-cell office:value-type="string">
            <text:p>BRADO 621</text:p>
          </table:table-cell>
          <table:table-cell office:value-type="string">
            <text:p>7 kw</text:p>
          </table:table-cell>
          <table:table-cell office:value-type="string">
            <text:p>6 bandejas (600x400/650x450)</text:p>
          </table:table-cell>
          <table:table-cell office:value-type="string">
            <text:p>http://www.hornosdobra.com/img/americana/coverflow_americana_621.png</text:p>
          </table:table-cell>
        </table:table-row>
        <table:table-row table:style-name="ro2">
          <table:table-cell office:value-type="string">
            <text:p>4 GN11</text:p>
          </table:table-cell>
          <table:table-cell office:value-type="string">
            <text:p>4kw</text:p>
          </table:table-cell>
          <table:table-cell office:value-type="string">
            <text:p>4GN 1/1 40 de fondo</text:p>
          </table:table-cell>
          <table:table-cell office:value-type="string">
            <text:p>https://www.cocinahoreca.com/media/catalog/product/cache/1/image/1000x/040ec09b1e35df139433887a97daa66f/H/o/Horno-oven-conveccion-convection-Eurast-4141-k_1.jpg</text:p>
          </table:table-cell>
        </table:table-row>
        <table:table-row table:style-name="ro2">
          <table:table-cell office:value-type="string">
            <text:p>4 GN21</text:p>
          </table:table-cell>
          <table:table-cell office:value-type="string">
            <text:p>4kw</text:p>
          </table:table-cell>
          <table:table-cell office:value-type="string">
            <text:p>4GN 2/1 40 de fondo</text:p>
          </table:table-cell>
          <table:table-cell office:value-type="string">
            <text:p>https://www.cocinahoreca.com/media/catalog/product/cache/1/image/1000x/040ec09b1e35df139433887a97daa66f/H/o/Horno-oven-conveccion-convection-Eurast-4142-k_1.jpg</text:p>
          </table:table-cell>
        </table:table-row>
        <table:table-row table:style-name="ro1">
          <table:table-cell office:value-type="string">
            <text:p>6 GN11</text:p>
          </table:table-cell>
          <table:table-cell office:value-type="string">
            <text:p>9kw</text:p>
          </table:table-cell>
          <table:table-cell office:value-type="string">
            <text:p>6GN 1/1 40 de fondo</text:p>
          </table:table-cell>
          <table:table-cell office:value-type="string">
            <text:p>https://www.cocinahoreca.com/media/catalog/product/cache/1/image/1000x/040ec09b1e35df139433887a97daa66f/H/o/Horno-oven-conveccion-convection-Eurast-41612-k_2.jpg</text:p>
          </table:table-cell>
        </table:table-row>
        <table:table-row table:style-name="ro1">
          <table:table-cell office:value-type="string">
            <text:p>6 GN11GAS</text:p>
          </table:table-cell>
          <table:table-cell office:value-type="string">
            <text:p>12kw</text:p>
          </table:table-cell>
          <table:table-cell office:value-type="string">
            <text:p>6GN 1/1 40 de fondo</text:p>
          </table:table-cell>
          <table:table-cell office:value-type="string">
            <text:p>https://www.cocinahoreca.com/media/catalog/product/cache/1/image/1000x/040ec09b1e35df139433887a97daa66f/H/o/Horno-oven-conveccion-convection-Eurast-41612-k_3.jpg</text:p>
          </table:table-cell>
        </table:table-row>
        <table:table-row table:style-name="ro2">
          <table:table-cell office:value-type="string">
            <text:p>6 GN21</text:p>
          </table:table-cell>
          <table:table-cell office:value-type="string">
            <text:p>16kw</text:p>
          </table:table-cell>
          <table:table-cell office:value-type="string">
            <text:p>6GN 2/1 40 de fondo</text:p>
          </table:table-cell>
          <table:table-cell office:value-type="string">
            <text:p>https://www.cocinahoreca.com/media/catalog/product/cache/1/image/1000x/040ec09b1e35df139433887a97daa66f/H/o/Horno-oven-conveccion-convection-Eurast-41622-k_2.jpg</text:p>
          </table:table-cell>
        </table:table-row>
        <table:table-row table:style-name="ro2">
          <table:table-cell office:value-type="string">
            <text:p>6 GN21GAS</text:p>
          </table:table-cell>
          <table:table-cell office:value-type="string">
            <text:p>20kw</text:p>
          </table:table-cell>
          <table:table-cell office:value-type="string">
            <text:p>6GN 2/1 40 de fondo</text:p>
          </table:table-cell>
          <table:table-cell office:value-type="string">
            <text:p>https://www.cocinahoreca.com/media/catalog/product/cache/1/image/1000x/040ec09b1e35df139433887a97daa66f/H/o/Horno-oven-conveccion-convection-Eurast-41622-k_3.jpg</text:p>
          </table:table-cell>
        </table:table-row>
        <table:table-row table:style-name="ro2">
          <table:table-cell office:value-type="string">
            <text:p>10 GN11</text:p>
          </table:table-cell>
          <table:table-cell office:value-type="string">
            <text:p>16kw</text:p>
          </table:table-cell>
          <table:table-cell office:value-type="string">
            <text:p>10GN 1/1 40 de fondo</text:p>
          </table:table-cell>
          <table:table-cell office:value-type="string">
            <text:p>https://www.cocinahoreca.com/media/catalog/product/cache/1/image/1000x/040ec09b1e35df139433887a97daa66f/H/o/Horno-oven-conveccion-convection-Eurast-41112-k_2.jpg</text:p>
          </table:table-cell>
        </table:table-row>
        <table:table-row table:style-name="ro2">
          <table:table-cell office:value-type="string">
            <text:p>10 GN11GAS</text:p>
          </table:table-cell>
          <table:table-cell office:value-type="string">
            <text:p>16kw</text:p>
          </table:table-cell>
          <table:table-cell office:value-type="string">
            <text:p>10GN 1/1 40 de fondo</text:p>
          </table:table-cell>
          <table:table-cell office:value-type="string">
            <text:p>https://www.cocinahoreca.com/media/catalog/product/cache/1/image/1000x/040ec09b1e35df139433887a97daa66f/H/o/Horno-oven-conveccion-convection-Eurast-41112-k_3.jpg</text:p>
          </table:table-cell>
        </table:table-row>
        <table:table-row table:style-name="ro2">
          <table:table-cell office:value-type="string">
            <text:p>10 GN21</text:p>
          </table:table-cell>
          <table:table-cell office:value-type="string">
            <text:p>25kw</text:p>
          </table:table-cell>
          <table:table-cell office:value-type="string">
            <text:p>10GN 2/1 40 de fondo</text:p>
          </table:table-cell>
          <table:table-cell office:value-type="string">
            <text:p>https://www.cocinahoreca.com/media/catalog/product/cache/1/image/1000x/040ec09b1e35df139433887a97daa66f/H/o/Horno-oven-conveccion-convection-Eurast-41122-k_2.jpg</text:p>
          </table:table-cell>
        </table:table-row>
        <table:table-row table:style-name="ro2">
          <table:table-cell office:value-type="string">
            <text:p>10 GN21GAS</text:p>
          </table:table-cell>
          <table:table-cell office:value-type="string">
            <text:p>24kw</text:p>
          </table:table-cell>
          <table:table-cell office:value-type="string">
            <text:p>10GN 2/1 40 de fondo</text:p>
          </table:table-cell>
          <table:table-cell office:value-type="string">
            <text:p>https://www.cocinahoreca.com/media/catalog/product/cache/1/image/1000x/040ec09b1e35df139433887a97daa66f/H/o/Horno-oven-conveccion-convection-Eurast-41122-k_3.jpg</text:p>
          </table:table-cell>
        </table:table-row>
        <table:table-row table:style-name="ro1">
          <table:table-cell office:value-type="string">
            <text:p>20 GN11</text:p>
          </table:table-cell>
          <table:table-cell office:value-type="string">
            <text:p>32kw</text:p>
          </table:table-cell>
          <table:table-cell office:value-type="string">
            <text:p>20GN 1/1 40 de fondo</text:p>
          </table:table-cell>
          <table:table-cell office:value-type="string">
            <text:p>https://www.cocinahoreca.com/media/catalog/product/cache/1/image/1000x/040ec09b1e35df139433887a97daa66f/H/o/Horno-oven-conveccion-convection-Eurast-41212-k_2.jpg</text:p>
          </table:table-cell>
        </table:table-row>
        <table:table-row table:style-name="ro1">
          <table:table-cell office:value-type="string">
            <text:p>20 GN11GAS</text:p>
          </table:table-cell>
          <table:table-cell office:value-type="string">
            <text:p>30kw</text:p>
          </table:table-cell>
          <table:table-cell office:value-type="string">
            <text:p>20GN 1/1 40 de fondo</text:p>
          </table:table-cell>
          <table:table-cell office:value-type="string">
            <text:p>https://www.cocinahoreca.com/media/catalog/product/cache/1/image/1000x/040ec09b1e35df139433887a97daa66f/H/o/Horno-oven-conveccion-convection-Eurast-41212-k_3.jpg</text:p>
          </table:table-cell>
        </table:table-row>
        <table:table-row table:style-name="ro2">
          <table:table-cell office:value-type="string">
            <text:p>20 GN21</text:p>
          </table:table-cell>
          <table:table-cell office:value-type="string">
            <text:p>50kw</text:p>
          </table:table-cell>
          <table:table-cell office:value-type="string">
            <text:p>20GN 2/1 40 de fondo</text:p>
          </table:table-cell>
          <table:table-cell office:value-type="string">
            <text:p>https://www.cocinahoreca.com/media/catalog/product/cache/1/image/1000x/040ec09b1e35df139433887a97daa66f/H/o/Horno-oven-conveccion-convection-Eurast-41222-k_2.jpg</text:p>
          </table:table-cell>
        </table:table-row>
        <table:table-row table:style-name="ro2">
          <table:table-cell office:value-type="string">
            <text:p>20 GN21GAS</text:p>
          </table:table-cell>
          <table:table-cell office:value-type="string">
            <text:p>48kw</text:p>
          </table:table-cell>
          <table:table-cell office:value-type="string">
            <text:p>20GN 2/1 40 de fondo</text:p>
          </table:table-cell>
          <table:table-cell office:value-type="string">
            <text:p>https://www.cocinahoreca.com/media/catalog/product/cache/1/image/1000x/040ec09b1e35df139433887a97daa66f/H/o/Horno-oven-conveccion-convection-Eurast-41222-k_3.jpg</text:p>
          </table:table-cell>
        </table:table-row>
        <table:table-row table:style-name="ro2">
          <table:table-cell office:value-type="string">
            <text:p>AE061</text:p>
          </table:table-cell>
          <table:table-cell office:value-type="string">
            <text:p>10,2kw</text:p>
          </table:table-cell>
          <table:table-cell office:value-type="string">
            <text:p>6GN 1/1</text:p>
          </table:table-cell>
          <table:table-cell office:value-type="string">
            <text:p>https://drive.google.com/open?id=17fLSsFraDJjQn899CmwZfmeURDJRnuqK</text:p>
          </table:table-cell>
        </table:table-row>
        <table:table-row table:style-name="ro2">
          <table:table-cell office:value-type="string">
            <text:p>AE101</text:p>
          </table:table-cell>
          <table:table-cell office:value-type="string">
            <text:p>19,2kw</text:p>
          </table:table-cell>
          <table:table-cell office:value-type="string">
            <text:p>10GN 1/1</text:p>
          </table:table-cell>
          <table:table-cell office:value-type="string">
            <text:p>https://drive.google.com/open?id=11zszzK79ElF6R1M-C1W6R2ywkA2JydQG</text:p>
          </table:table-cell>
        </table:table-row>
        <table:table-row table:style-name="ro2">
          <table:table-cell office:value-type="string">
            <text:p>AE102</text:p>
          </table:table-cell>
          <table:table-cell office:value-type="string">
            <text:p>31,2kw</text:p>
          </table:table-cell>
          <table:table-cell office:value-type="string">
            <text:p>20GN 1/1</text:p>
          </table:table-cell>
          <table:table-cell office:value-type="string">
            <text:p>https://drive.google.com/open?id=1eqL7rsCcvmz2uuBabgub5adsIxo5zdaG</text:p>
          </table:table-cell>
        </table:table-row>
        <table:table-row table:style-name="ro2">
          <table:table-cell office:value-type="string">
            <text:p>AE201</text:p>
          </table:table-cell>
          <table:table-cell office:value-type="string">
            <text:p>38,4kw</text:p>
          </table:table-cell>
          <table:table-cell office:value-type="string">
            <text:p>20GN 1/1</text:p>
          </table:table-cell>
          <table:table-cell office:value-type="string">
            <text:p>https://drive.google.com/open?id=1hAEH0Y2HuKB_Jz9GN6lsc_wU95rpaZG_</text:p>
          </table:table-cell>
        </table:table-row>
        <table:table-row table:style-name="ro2">
          <table:table-cell office:value-type="string">
            <text:p>AE202</text:p>
          </table:table-cell>
          <table:table-cell office:value-type="string">
            <text:p>62,4kw</text:p>
          </table:table-cell>
          <table:table-cell office:value-type="string">
            <text:p>40GN 1/1</text:p>
          </table:table-cell>
          <table:table-cell office:value-type="string">
            <text:p>https://drive.google.com/open?id=1R610eFN-BdNI_V3Mu5oDRVO6odlgNhr0</text:p>
          </table:table-cell>
        </table:table-row>
        <table:table-row table:style-name="ro1">
          <table:table-cell office:value-type="string">
            <text:p>AG061</text:p>
          </table:table-cell>
          <table:table-cell office:value-type="string">
            <text:p>12kw</text:p>
          </table:table-cell>
          <table:table-cell office:value-type="string">
            <text:p>6GN 1/1</text:p>
          </table:table-cell>
          <table:table-cell office:value-type="string">
            <text:p>https://drive.google.com/open?id=17fLSsFraDJjQn899CmwZfmeURDJRnuqK</text:p>
          </table:table-cell>
        </table:table-row>
        <table:table-row table:style-name="ro1">
          <table:table-cell office:value-type="string">
            <text:p>AG101</text:p>
          </table:table-cell>
          <table:table-cell office:value-type="string">
            <text:p>30kw</text:p>
          </table:table-cell>
          <table:table-cell office:value-type="string">
            <text:p>10GN 1/1</text:p>
          </table:table-cell>
          <table:table-cell office:value-type="string">
            <text:p>https://drive.google.com/open?id=11zszzK79ElF6R1M-C1W6R2ywkA2JydQG</text:p>
          </table:table-cell>
        </table:table-row>
        <table:table-row table:style-name="ro1">
          <table:table-cell office:value-type="string">
            <text:p>AG102</text:p>
          </table:table-cell>
          <table:table-cell office:value-type="string">
            <text:p>35kw</text:p>
          </table:table-cell>
          <table:table-cell office:value-type="string">
            <text:p>20GN 1/1</text:p>
          </table:table-cell>
          <table:table-cell office:value-type="string">
            <text:p>https://drive.google.com/open?id=1eqL7rsCcvmz2uuBabgub5adsIxo5zdaG</text:p>
          </table:table-cell>
        </table:table-row>
        <table:table-row table:style-name="ro1">
          <table:table-cell office:value-type="string">
            <text:p>AG201</text:p>
          </table:table-cell>
          <table:table-cell office:value-type="string">
            <text:p>30kw</text:p>
          </table:table-cell>
          <table:table-cell office:value-type="string">
            <text:p>20GN 1/1</text:p>
          </table:table-cell>
          <table:table-cell office:value-type="string">
            <text:p>https://drive.google.com/open?id=1hAEH0Y2HuKB_Jz9GN6lsc_wU95rpaZG_</text:p>
          </table:table-cell>
        </table:table-row>
        <table:table-row table:style-name="ro2">
          <table:table-cell office:value-type="string">
            <text:p>AG202</text:p>
          </table:table-cell>
          <table:table-cell office:value-type="string">
            <text:p>65kw</text:p>
          </table:table-cell>
          <table:table-cell office:value-type="string">
            <text:p>40GN 1/1</text:p>
          </table:table-cell>
          <table:table-cell office:value-type="string">
            <text:p>https://drive.google.com/open?id=1R610eFN-BdNI_V3Mu5oDRVO6odlgNhr0</text:p>
          </table:table-cell>
        </table:table-row>
        <table:table-row table:style-name="ro1">
          <table:table-cell office:value-type="string">
            <text:p>APG061</text:p>
          </table:table-cell>
          <table:table-cell office:value-type="string">
            <text:p>12kw</text:p>
          </table:table-cell>
          <table:table-cell office:value-type="string">
            <text:p>6GN 1/1</text:p>
          </table:table-cell>
          <table:table-cell office:value-type="string">
            <text:p>https://drive.google.com/open?id=17fLSsFraDJjQn899CmwZfmeURDJRnuqK</text:p>
          </table:table-cell>
        </table:table-row>
        <table:table-row table:style-name="ro1">
          <table:table-cell office:value-type="string">
            <text:p>APG101</text:p>
          </table:table-cell>
          <table:table-cell office:value-type="string">
            <text:p>18kw</text:p>
          </table:table-cell>
          <table:table-cell office:value-type="string">
            <text:p>10GN 1/1</text:p>
          </table:table-cell>
          <table:table-cell office:value-type="string">
            <text:p>https://drive.google.com/open?id=11zszzK79ElF6R1M-C1W6R2ywkA2JydQG</text:p>
          </table:table-cell>
        </table:table-row>
        <table:table-row table:style-name="ro1">
          <table:table-cell office:value-type="string">
            <text:p>APG102</text:p>
          </table:table-cell>
          <table:table-cell office:value-type="string">
            <text:p>35kw</text:p>
          </table:table-cell>
          <table:table-cell office:value-type="string">
            <text:p>20GN 1/1</text:p>
          </table:table-cell>
          <table:table-cell office:value-type="string">
            <text:p>https://drive.google.com/open?id=1eqL7rsCcvmz2uuBabgub5adsIxo5zdaG</text:p>
          </table:table-cell>
        </table:table-row>
        <table:table-row table:style-name="ro1">
          <table:table-cell office:value-type="string">
            <text:p>APG201</text:p>
          </table:table-cell>
          <table:table-cell office:value-type="string">
            <text:p>36kw</text:p>
          </table:table-cell>
          <table:table-cell office:value-type="string">
            <text:p>20GN 1/1</text:p>
          </table:table-cell>
          <table:table-cell office:value-type="string">
            <text:p>https://drive.google.com/open?id=1hAEH0Y2HuKB_Jz9GN6lsc_wU95rpaZG_</text:p>
          </table:table-cell>
        </table:table-row>
        <table:table-row table:style-name="ro2">
          <table:table-cell office:value-type="string">
            <text:p>APG202</text:p>
          </table:table-cell>
          <table:table-cell office:value-type="string">
            <text:p>65kw</text:p>
          </table:table-cell>
          <table:table-cell office:value-type="string">
            <text:p>40GN 1/1</text:p>
          </table:table-cell>
          <table:table-cell office:value-type="string">
            <text:p>https://drive.google.com/open?id=1R610eFN-BdNI_V3Mu5oDRVO6odlgNhr0</text:p>
          </table:table-cell>
        </table:table-row>
        <table:table-row table:style-name="ro1">
          <table:table-cell office:value-type="string">
            <text:p>APE061</text:p>
          </table:table-cell>
          <table:table-cell office:value-type="string">
            <text:p>10,2kw</text:p>
          </table:table-cell>
          <table:table-cell office:value-type="string">
            <text:p>6GN 1/1</text:p>
          </table:table-cell>
          <table:table-cell office:value-type="string">
            <text:p>https://drive.google.com/open?id=17fLSsFraDJjQn899CmwZfmeURDJRnuqK</text:p>
          </table:table-cell>
        </table:table-row>
        <table:table-row table:style-name="ro1">
          <table:table-cell office:value-type="string">
            <text:p>APE101</text:p>
          </table:table-cell>
          <table:table-cell office:value-type="string">
            <text:p>19,2kw</text:p>
          </table:table-cell>
          <table:table-cell office:value-type="string">
            <text:p>10GN 1/1</text:p>
          </table:table-cell>
          <table:table-cell office:value-type="string">
            <text:p>https://drive.google.com/open?id=11zszzK79ElF6R1M-C1W6R2ywkA2JydQG</text:p>
          </table:table-cell>
        </table:table-row>
        <table:table-row table:style-name="ro1">
          <table:table-cell office:value-type="string">
            <text:p>APE102</text:p>
          </table:table-cell>
          <table:table-cell office:value-type="string">
            <text:p>31,2kw</text:p>
          </table:table-cell>
          <table:table-cell office:value-type="string">
            <text:p>20GN 1/1</text:p>
          </table:table-cell>
          <table:table-cell office:value-type="string">
            <text:p>https://drive.google.com/open?id=1eqL7rsCcvmz2uuBabgub5adsIxo5zdaG</text:p>
          </table:table-cell>
        </table:table-row>
        <table:table-row table:style-name="ro1">
          <table:table-cell office:value-type="string">
            <text:p>APE201</text:p>
          </table:table-cell>
          <table:table-cell office:value-type="string">
            <text:p>38,4kw</text:p>
          </table:table-cell>
          <table:table-cell office:value-type="string">
            <text:p>20GN 1/1</text:p>
          </table:table-cell>
          <table:table-cell office:value-type="string">
            <text:p>https://drive.google.com/open?id=1hAEH0Y2HuKB_Jz9GN6lsc_wU95rpaZG_</text:p>
          </table:table-cell>
        </table:table-row>
        <table:table-row table:style-name="ro2">
          <table:table-cell office:value-type="string">
            <text:p>APE202</text:p>
          </table:table-cell>
          <table:table-cell office:value-type="string">
            <text:p>62,4kw</text:p>
          </table:table-cell>
          <table:table-cell office:value-type="string">
            <text:p>40GN 1/1</text:p>
          </table:table-cell>
          <table:table-cell office:value-type="string">
            <text:p>https://drive.google.com/open?id=1R610eFN-BdNI_V3Mu5oDRVO6odlgNhr0</text:p>
          </table:table-cell>
        </table:table-row>
        <table:table-row table:style-name="ro2">
          <table:table-cell office:value-type="string">
            <text:p>ACG061</text:p>
          </table:table-cell>
          <table:table-cell office:value-type="string">
            <text:p>12kw</text:p>
          </table:table-cell>
          <table:table-cell office:value-type="string">
            <text:p>6GN 1/1</text:p>
          </table:table-cell>
          <table:table-cell office:value-type="string">
            <text:p>https://drive.google.com/open?id=1fFE9tq05QkuQ5sqV-kw8MCrTSdUVtdtr</text:p>
          </table:table-cell>
        </table:table-row>
        <table:table-row table:style-name="ro2">
          <table:table-cell office:value-type="string">
            <text:p>ACG101</text:p>
          </table:table-cell>
          <table:table-cell office:value-type="string">
            <text:p>30kw</text:p>
          </table:table-cell>
          <table:table-cell office:value-type="string">
            <text:p>10GN 1/1</text:p>
          </table:table-cell>
          <table:table-cell office:value-type="string">
            <text:p>https://drive.google.com/open?id=1TxsAjdv25XaGLgjpdzUdbQoaVluUujHQ</text:p>
          </table:table-cell>
        </table:table-row>
        <table:table-row table:style-name="ro2">
          <table:table-cell office:value-type="string">
            <text:p>ACG102</text:p>
          </table:table-cell>
          <table:table-cell office:value-type="string">
            <text:p>35kw</text:p>
          </table:table-cell>
          <table:table-cell office:value-type="string">
            <text:p>20GN 1/1</text:p>
          </table:table-cell>
          <table:table-cell office:value-type="string">
            <text:p>https://drive.google.com/open?id=1rnFKNCFnBf8kZWeJ_wePdElRby0n8nfU</text:p>
          </table:table-cell>
        </table:table-row>
        <table:table-row table:style-name="ro2">
          <table:table-cell office:value-type="string">
            <text:p>ACG201</text:p>
          </table:table-cell>
          <table:table-cell office:value-type="string">
            <text:p>30kw</text:p>
          </table:table-cell>
          <table:table-cell office:value-type="string">
            <text:p>20GN 1/1</text:p>
          </table:table-cell>
          <table:table-cell office:value-type="string">
            <text:p>https://drive.google.com/open?id=16Udh31-NRl9YXUzs_hFRsZL24QNMkZxe</text:p>
          </table:table-cell>
        </table:table-row>
        <table:table-row table:style-name="ro2">
          <table:table-cell office:value-type="string">
            <text:p>ACG202</text:p>
          </table:table-cell>
          <table:table-cell office:value-type="string">
            <text:p>65kw</text:p>
          </table:table-cell>
          <table:table-cell office:value-type="string">
            <text:p>40GN 1/1</text:p>
          </table:table-cell>
          <table:table-cell office:value-type="string">
            <text:p>https://drive.google.com/open?id=1DpgFpQuZqDEblc1P2qH5NqlmTiCEh1Ex</text:p>
          </table:table-cell>
        </table:table-row>
        <table:table-row table:style-name="ro1">
          <table:table-cell office:value-type="string">
            <text:p>ACE061</text:p>
          </table:table-cell>
          <table:table-cell office:value-type="string">
            <text:p>10,2kw</text:p>
          </table:table-cell>
          <table:table-cell office:value-type="string">
            <text:p>6GN 1/1</text:p>
          </table:table-cell>
          <table:table-cell office:value-type="string">
            <text:p>https://drive.google.com/open?id=1fFE9tq05QkuQ5sqV-kw8MCrTSdUVtdtr</text:p>
          </table:table-cell>
        </table:table-row>
        <table:table-row table:style-name="ro1">
          <table:table-cell office:value-type="string">
            <text:p>ACE101</text:p>
          </table:table-cell>
          <table:table-cell office:value-type="string">
            <text:p>19,2kw</text:p>
          </table:table-cell>
          <table:table-cell office:value-type="string">
            <text:p>10GN 1/1</text:p>
          </table:table-cell>
          <table:table-cell office:value-type="string">
            <text:p>https://drive.google.com/open?id=1TxsAjdv25XaGLgjpdzUdbQoaVluUujHQ</text:p>
          </table:table-cell>
        </table:table-row>
        <table:table-row table:style-name="ro1">
          <table:table-cell office:value-type="string">
            <text:p>ACE102</text:p>
          </table:table-cell>
          <table:table-cell office:value-type="string">
            <text:p>31,2kw</text:p>
          </table:table-cell>
          <table:table-cell office:value-type="string">
            <text:p>20GN 1/1</text:p>
          </table:table-cell>
          <table:table-cell office:value-type="string">
            <text:p>https://drive.google.com/open?id=1rnFKNCFnBf8kZWeJ_wePdElRby0n8nfU</text:p>
          </table:table-cell>
        </table:table-row>
        <table:table-row table:style-name="ro1">
          <table:table-cell office:value-type="string">
            <text:p>ACE201</text:p>
          </table:table-cell>
          <table:table-cell office:value-type="string">
            <text:p>38,4kw</text:p>
          </table:table-cell>
          <table:table-cell office:value-type="string">
            <text:p>20GN 1/1</text:p>
          </table:table-cell>
          <table:table-cell office:value-type="string">
            <text:p>https://drive.google.com/open?id=16Udh31-NRl9YXUzs_hFRsZL24QNMkZxe</text:p>
          </table:table-cell>
        </table:table-row>
        <table:table-row table:style-name="ro1">
          <table:table-cell office:value-type="string">
            <text:p>ACE202</text:p>
          </table:table-cell>
          <table:table-cell office:value-type="string">
            <text:p>62,4kw</text:p>
          </table:table-cell>
          <table:table-cell office:value-type="string">
            <text:p>40GN 1/1</text:p>
          </table:table-cell>
          <table:table-cell office:value-type="string">
            <text:p>https://drive.google.com/open?id=1DpgFpQuZqDEblc1P2qH5NqlmTiCEh1Ex</text:p>
          </table:table-cell>
        </table:table-row>
        <table:table-row table:style-name="ro2">
          <table:table-cell table:style-name="ce1" office:value-type="string">
            <text:p>KF1001GIXAL</text:p>
          </table:table-cell>
          <table:table-cell office:value-type="string">
            <text:p>8kw</text:p>
          </table:table-cell>
          <table:table-cell office:value-type="string">
            <text:p>5GN 1/1</text:p>
          </table:table-cell>
          <table:table-cell office:value-type="string">
            <text:p>https://images.fibraclim.com/5811-thickbox_default/horno-de-gas-conveccion-con-humidificacion-5-bandejas-gn1-1-kf1001gixal.jpg</text:p>
          </table:table-cell>
        </table:table-row>
        <table:table-row table:style-name="ro1">
          <table:table-cell table:style-name="ce1" office:value-type="string">
            <text:p>EKF711UD</text:p>
          </table:table-cell>
          <table:table-cell office:value-type="string">
            <text:p>8.4kw</text:p>
          </table:table-cell>
          <table:table-cell office:value-type="string">
            <text:p>7GN 1/1</text:p>
          </table:table-cell>
          <table:table-cell office:value-type="string">
            <text:p>https://css.fibraclim.com/5801-thickbox_default/horno-electrico-conveccion-con-vapor-7-bandejas-gn1-1-ekf711ud.jpg</text:p>
          </table:table-cell>
        </table:table-row>
        <table:table-row table:style-name="ro1">
          <table:table-cell table:style-name="ce1" office:value-type="string">
            <text:p>EKF711EUD</text:p>
          </table:table-cell>
          <table:table-cell office:value-type="string">
            <text:p>8.4kw</text:p>
          </table:table-cell>
          <table:table-cell office:value-type="string">
            <text:p>7GN 1/1</text:p>
          </table:table-cell>
          <table:table-cell office:value-type="string">
            <text:p>https://css.fibraclim.com/5802-thickbox_default/horno-electrico-conveccion-electronico-con-vapor-7-bandejas-gn1-1-ekf711eud.jpg</text:p>
          </table:table-cell>
        </table:table-row>
        <table:table-row table:style-name="ro1">
          <table:table-cell table:style-name="ce1" office:value-type="string">
            <text:p>EKF611CTC</text:p>
          </table:table-cell>
          <table:table-cell office:value-type="string">
            <text:p>7.8kw</text:p>
          </table:table-cell>
          <table:table-cell office:value-type="string">
            <text:p>6GN 1/1</text:p>
          </table:table-cell>
          <table:table-cell office:value-type="string">
            <text:p>https://javascript.fibraclim.com/5794-thickbox_default/horno-electrico-conveccion-compacto-touch-control-con-vapor-6-bandejas-gn1-1-ekf611ctc.jpg</text:p>
          </table:table-cell>
        </table:table-row>
        <table:table-row table:style-name="ro1">
          <table:table-cell table:style-name="ce1" office:value-type="string">
            <text:p>EKF711GUD</text:p>
          </table:table-cell>
          <table:table-cell office:value-type="string">
            <text:p>13kw</text:p>
          </table:table-cell>
          <table:table-cell office:value-type="string">
            <text:p>7GN 1/1</text:p>
          </table:table-cell>
          <table:table-cell office:value-type="string">
            <text:p>https://javascript.fibraclim.com/5812-thickbox_default/horno-de-gas-conveccion-con-vapor-7-bandejas-gn1-1-ekf711gud.jpg</text:p>
          </table:table-cell>
        </table:table-row>
        <table:table-row table:style-name="ro2">
          <table:table-cell table:style-name="ce1" office:value-type="string">
            <text:p>EKF711TC</text:p>
          </table:table-cell>
          <table:table-cell office:value-type="string">
            <text:p>10.5kw</text:p>
          </table:table-cell>
          <table:table-cell office:value-type="string">
            <text:p>7GN 1/1</text:p>
          </table:table-cell>
          <table:table-cell office:value-type="string">
            <text:p>https://javascript.fibraclim.com/5803-thickbox_default/horno-electrico-conveccion-touch-control-con-vapor-7-bandejas-gn1-1-ekf711tc.jpg</text:p>
          </table:table-cell>
        </table:table-row>
        <table:table-row table:style-name="ro2">
          <table:table-cell office:value-type="string">
            <text:p>EKF1111UD</text:p>
          </table:table-cell>
          <table:table-cell office:value-type="string">
            <text:p>16kw</text:p>
          </table:table-cell>
          <table:table-cell office:value-type="string">
            <text:p>11GN 1/1</text:p>
          </table:table-cell>
          <table:table-cell office:value-type="string">
            <text:p>https://css.fibraclim.com/5804-thickbox_default/horno-electrico-conveccion-con-vapor-11-bandejas-gn1-1-ekf1111ud.jpg</text:p>
          </table:table-cell>
        </table:table-row>
        <table:table-row table:style-name="ro2">
          <table:table-cell office:value-type="string">
            <text:p>ELF711GEUD</text:p>
          </table:table-cell>
          <table:table-cell office:value-type="string">
            <text:p>13kw</text:p>
          </table:table-cell>
          <table:table-cell office:value-type="string">
            <text:p>7GN 1/1</text:p>
          </table:table-cell>
          <table:table-cell office:value-type="string">
            <text:p>https://images.fibraclim.com/5813-thickbox_default/horno-de-gas-conveccion-electronico-con-vapor-7-bandejas-gn1-1-ekf711geud.jpg</text:p>
          </table:table-cell>
        </table:table-row>
        <table:table-row table:style-name="ro2">
          <table:table-cell office:value-type="string">
            <text:p>EKF1111GUD</text:p>
          </table:table-cell>
          <table:table-cell office:value-type="string">
            <text:p>18kw</text:p>
          </table:table-cell>
          <table:table-cell office:value-type="string">
            <text:p>11GN 1/1</text:p>
          </table:table-cell>
          <table:table-cell office:value-type="string">
            <text:p>https://javascript.fibraclim.com/5815-thickbox_default/horno-de-gas-conveccion-con-vapor-11-bandejas-gn1-1-ekf1111gud.jpg</text:p>
          </table:table-cell>
        </table:table-row>
        <table:table-row table:style-name="ro2">
          <table:table-cell office:value-type="string">
            <text:p>EKF711GTC</text:p>
          </table:table-cell>
          <table:table-cell office:value-type="string">
            <text:p>13kw</text:p>
          </table:table-cell>
          <table:table-cell office:value-type="string">
            <text:p>11GN 1/1</text:p>
          </table:table-cell>
          <table:table-cell office:value-type="string">
            <text:p>https://css.fibraclim.com/5814-thickbox_default/horno-de-gas-conveccion-touch-control-con-vapor-7-bandejas-gn1-1-ekf711gtc.jpg</text:p>
          </table:table-cell>
        </table:table-row>
        <table:table-row table:style-name="ro2">
          <table:table-cell office:value-type="string">
            <text:p>EKF621UD</text:p>
          </table:table-cell>
          <table:table-cell office:value-type="string">
            <text:p>18.3kw</text:p>
          </table:table-cell>
          <table:table-cell office:value-type="string">
            <text:p>7GN 1/1</text:p>
          </table:table-cell>
          <table:table-cell office:value-type="string">
            <text:p>https://css.fibraclim.com/5807-thickbox_default/horno-electrico-conveccion-con-vapor-6-bandejas-gn2-1-ekf621ud.jpg</text:p>
          </table:table-cell>
        </table:table-row>
        <table:table-row table:style-name="ro2">
          <table:table-cell office:value-type="string">
            <text:p>EKF1011CTC</text:p>
          </table:table-cell>
          <table:table-cell office:value-type="string">
            <text:p>7.8kw</text:p>
          </table:table-cell>
          <table:table-cell office:value-type="string">
            <text:p>11GN 1/1</text:p>
          </table:table-cell>
          <table:table-cell office:value-type="string">
            <text:p>https://images.fibraclim.com/5795-thickbox_default/horno-electrico-conveccion-compacto-touch-control-con-vapor-11-bandejas-gn1-1-ekf1011ctc.jpg</text:p>
          </table:table-cell>
        </table:table-row>
        <table:table-row table:style-name="ro2">
          <table:table-cell office:value-type="string">
            <text:p>EKF1111EUD</text:p>
          </table:table-cell>
          <table:table-cell office:value-type="string">
            <text:p>16kw</text:p>
          </table:table-cell>
          <table:table-cell office:value-type="string">
            <text:p>7GN 1/1</text:p>
          </table:table-cell>
          <table:table-cell office:value-type="string">
            <text:p>https://images.fibraclim.com/5805-thickbox_default/horno-electrico-conveccion-electronico-con-vapor-11-bandejas-gn1-1-ekf1111eud.jpg</text:p>
          </table:table-cell>
        </table:table-row>
        <table:table-row table:style-name="ro2">
          <table:table-cell office:value-type="string">
            <text:p>EKF1111GEUD</text:p>
          </table:table-cell>
          <table:table-cell office:value-type="string">
            <text:p>18kw</text:p>
          </table:table-cell>
          <table:table-cell office:value-type="string">
            <text:p>6GN 2/1</text:p>
          </table:table-cell>
          <table:table-cell office:value-type="string">
            <text:p>https://images.fibraclim.com/5816-thickbox_default/horno-de-gas-conveccion-electronico-con-vapor-11-bandejas-gn1-1-ekf1111geud.jpg</text:p>
          </table:table-cell>
        </table:table-row>
        <table:table-row table:style-name="ro1">
          <table:table-cell office:value-type="string">
            <text:p>EKF621EUD</text:p>
          </table:table-cell>
          <table:table-cell office:value-type="string">
            <text:p>18.3kw</text:p>
          </table:table-cell>
          <table:table-cell office:value-type="string">
            <text:p>11GN 1/1</text:p>
          </table:table-cell>
          <table:table-cell office:value-type="string">
            <text:p>https://images.fibraclim.com/5808-thickbox_default/horno-electrico-conveccion-electronico-con-vapor-6-bandejas-gn2-1-ekf621eud.jpg</text:p>
          </table:table-cell>
        </table:table-row>
        <table:table-row table:style-name="ro2">
          <table:table-cell office:value-type="string">
            <text:p>EKF1111TC</text:p>
          </table:table-cell>
          <table:table-cell office:value-type="string">
            <text:p>16kw</text:p>
          </table:table-cell>
          <table:table-cell office:value-type="string">
            <text:p>11GN 1/1</text:p>
          </table:table-cell>
          <table:table-cell office:value-type="string">
            <text:p>https://css.fibraclim.com/5806-thickbox_default/horno-electrico-conveccion-touch-control-con-vapor-11-bandejas-gn1-1-ekf1111tc.jpg</text:p>
          </table:table-cell>
        </table:table-row>
        <table:table-row table:style-name="ro2">
          <table:table-cell office:value-type="string">
            <text:p>EKF1111GTC</text:p>
          </table:table-cell>
          <table:table-cell office:value-type="string">
            <text:p>18kw</text:p>
          </table:table-cell>
          <table:table-cell office:value-type="string">
            <text:p>11GN 1/1</text:p>
          </table:table-cell>
          <table:table-cell office:value-type="string">
            <text:p>https://images.fibraclim.com/5817-thickbox_default/horno-de-gas-conveccion-touch-control-con-vapor-11-bandejas-gn1-1-ekf1111gtc.jpg</text:p>
          </table:table-cell>
        </table:table-row>
        <table:table-row table:style-name="ro1">
          <table:table-cell office:value-type="string">
            <text:p>EKF1021UD</text:p>
          </table:table-cell>
          <table:table-cell office:value-type="string">
            <text:p>27.7kw</text:p>
          </table:table-cell>
          <table:table-cell office:value-type="string">
            <text:p>10GN 2/1</text:p>
          </table:table-cell>
          <table:table-cell office:value-type="string">
            <text:p>https://css.fibraclim.com/5809-thickbox_default/horno-electrico-conveccion-con-vapor-10-bandejas-gn2-1-ekf1021ud.jpg</text:p>
          </table:table-cell>
        </table:table-row>
        <table:table-row table:style-name="ro1">
          <table:table-cell office:value-type="string">
            <text:p>EKF1021EUD</text:p>
          </table:table-cell>
          <table:table-cell office:value-type="string">
            <text:p>27.7kw</text:p>
          </table:table-cell>
          <table:table-cell office:value-type="string">
            <text:p>10GN 2/1</text:p>
          </table:table-cell>
          <table:table-cell office:value-type="string">
            <text:p>https://images.fibraclim.com/5810-thickbox_default/horno-electrico-conveccion-electronico-con-vapor-10-bandejas-gn2-1-ekf1021eud.jpg</text:p>
          </table:table-cell>
        </table:table-row>
        <table:table-row table:style-name="ro2">
          <table:table-cell office:value-type="string">
            <text:p>STC 611</text:p>
          </table:table-cell>
          <table:table-cell office:value-type="string">
            <text:p>7.2kw</text:p>
          </table:table-cell>
          <table:table-cell office:value-type="string">
            <text:p>6GN 1/1 40 de fondo</text:p>
          </table:table-cell>
          <table:table-cell office:value-type="string">
            <text:p>http://fmindustrial.es/wp-content/uploads/2017/04/STC-611.gif</text:p>
          </table:table-cell>
        </table:table-row>
        <table:table-row table:style-name="ro2">
          <table:table-cell office:value-type="string">
            <text:p>STC 1011</text:p>
          </table:table-cell>
          <table:table-cell office:value-type="string">
            <text:p>11,4kw</text:p>
          </table:table-cell>
          <table:table-cell office:value-type="string">
            <text:p>10GN 1/1 40 de fondo</text:p>
          </table:table-cell>
          <table:table-cell office:value-type="string">
            <text:p>http://fmindustrial.es/wp-content/uploads/2017/04/STC-1011.gif</text:p>
          </table:table-cell>
        </table:table-row>
        <table:table-row table:style-name="ro2">
          <table:table-cell office:value-type="string">
            <text:p>STC 611 W</text:p>
          </table:table-cell>
          <table:table-cell office:value-type="string">
            <text:p>7,2kw</text:p>
          </table:table-cell>
          <table:table-cell office:value-type="string">
            <text:p>6GN 1/1 40 de fondo</text:p>
          </table:table-cell>
          <table:table-cell office:value-type="string">
            <text:p>https://drive.google.com/open?id=1ofwTKXk9rEuA1Mqi0KiO6DxO9-j4RZvM</text:p>
          </table:table-cell>
        </table:table-row>
        <table:table-row table:style-name="ro2">
          <table:table-cell office:value-type="string">
            <text:p>STC 411 W</text:p>
          </table:table-cell>
          <table:table-cell office:value-type="string">
            <text:p>5,7kw</text:p>
          </table:table-cell>
          <table:table-cell office:value-type="string">
            <text:p>4GN 1/1 40 de fondo</text:p>
          </table:table-cell>
          <table:table-cell office:value-type="string">
            <text:p>http://fmindustrial.es/wp-content/uploads/STC-411-W.jpg</text:p>
          </table:table-cell>
        </table:table-row>
        <table:table-row table:style-name="ro2">
          <table:table-cell office:value-type="string">
            <text:p>STC 423</text:p>
          </table:table-cell>
          <table:table-cell office:value-type="string">
            <text:p>3,7kw</text:p>
          </table:table-cell>
          <table:table-cell office:value-type="string">
            <text:p>4GN 1/1 40 de fondo</text:p>
          </table:table-cell>
          <table:table-cell office:value-type="string">
            <text:p>http://fmindustrial.es/wp-content/uploads/2017/04/STC-423.gif</text:p>
          </table:table-cell>
        </table:table-row>
        <table:table-row table:style-name="ro2">
          <table:table-cell office:value-type="string">
            <text:p>STC 411</text:p>
          </table:table-cell>
          <table:table-cell office:value-type="string">
            <text:p>5,7kw</text:p>
          </table:table-cell>
          <table:table-cell office:value-type="string">
            <text:p>4GN 1/1 40 de fondo</text:p>
          </table:table-cell>
          <table:table-cell office:value-type="string">
            <text:p>http://fmindustrial.es/wp-content/uploads/2017/04/STC-411.gif</text:p>
          </table:table-cell>
        </table:table-row>
        <table:table-row table:style-name="ro2">
          <table:table-cell office:value-type="string">
            <text:p>ST 616 V7 GAS</text:p>
          </table:table-cell>
          <table:table-cell office:value-type="string">
            <text:p>33kw</text:p>
          </table:table-cell>
          <table:table-cell office:value-type="string">
            <text:p>16GN 1/1 40 de fondo</text:p>
          </table:table-cell>
          <table:table-cell office:value-type="string">
            <text:p>http://fmindustrial.es/wp-content/uploads/2017/05/ST-616-V7-GAS-T.gif</text:p>
          </table:table-cell>
        </table:table-row>
        <table:table-row table:style-name="ro2">
          <table:table-cell office:value-type="string">
            <text:p>ST 616 V7</text:p>
          </table:table-cell>
          <table:table-cell office:value-type="string">
            <text:p>28,75kw</text:p>
          </table:table-cell>
          <table:table-cell office:value-type="string">
            <text:p>16GN 1/1 40 de fondo</text:p>
          </table:table-cell>
          <table:table-cell office:value-type="string">
            <text:p>http://fmindustrial.es/wp-content/uploads/2017/05/ST-616-V7-T.gif</text:p>
          </table:table-cell>
        </table:table-row>
        <table:table-row table:style-name="ro2">
          <table:table-cell office:value-type="string">
            <text:p>ST 721 V7</text:p>
          </table:table-cell>
          <table:table-cell office:value-type="string">
            <text:p>18,5kw</text:p>
          </table:table-cell>
          <table:table-cell office:value-type="string">
            <text:p>7GN 2/1</text:p>
          </table:table-cell>
          <table:table-cell office:value-type="string">
            <text:p>http://fmindustrial.es/wp-content/uploads/ST-721-V7.jpg</text:p>
          </table:table-cell>
        </table:table-row>
        <table:table-row table:style-name="ro2">
          <table:table-cell office:value-type="string">
            <text:p>ST 1221 V7</text:p>
          </table:table-cell>
          <table:table-cell office:value-type="string">
            <text:p>27,75kw</text:p>
          </table:table-cell>
          <table:table-cell office:value-type="string">
            <text:p>12GN 2/1</text:p>
          </table:table-cell>
          <table:table-cell office:value-type="string">
            <text:p>http://fmindustrial.es/wp-content/uploads/ST-1221-V7.jpg</text:p>
          </table:table-cell>
        </table:table-row>
        <table:table-row table:style-name="ro2">
          <table:table-cell office:value-type="string">
            <text:p>ST 721</text:p>
          </table:table-cell>
          <table:table-cell office:value-type="string">
            <text:p>18,5kw</text:p>
          </table:table-cell>
          <table:table-cell office:value-type="string">
            <text:p>7GN 2/1</text:p>
          </table:table-cell>
          <table:table-cell office:value-type="string">
            <text:p>http://fmindustrial.es/wp-content/uploads/ST-721.jpg</text:p>
          </table:table-cell>
        </table:table-row>
        <table:table-row table:style-name="ro2">
          <table:table-cell office:value-type="string">
            <text:p>ST 1221</text:p>
          </table:table-cell>
          <table:table-cell office:value-type="string">
            <text:p>27,75kw</text:p>
          </table:table-cell>
          <table:table-cell office:value-type="string">
            <text:p>12GN 2/1</text:p>
          </table:table-cell>
          <table:table-cell office:value-type="string">
            <text:p>http://fmindustrial.es/wp-content/uploads/ST-1221.jpg</text:p>
          </table:table-cell>
        </table:table-row>
        <table:table-row table:style-name="ro2">
          <table:table-cell office:value-type="string">
            <text:p>ST 610 V7</text:p>
          </table:table-cell>
          <table:table-cell office:value-type="string">
            <text:p>15,75kw</text:p>
          </table:table-cell>
          <table:table-cell office:value-type="string">
            <text:p>10GN 1/1</text:p>
          </table:table-cell>
          <table:table-cell office:value-type="string">
            <text:p>http://fmindustrial.es/wp-content/uploads/2017/05/ST-610-V7-1.gif</text:p>
          </table:table-cell>
        </table:table-row>
        <table:table-row table:style-name="ro2">
          <table:table-cell office:value-type="string">
            <text:p>ST 610 V7 GAS</text:p>
          </table:table-cell>
          <table:table-cell office:value-type="string">
            <text:p>18kw</text:p>
          </table:table-cell>
          <table:table-cell office:value-type="string">
            <text:p>10GN 1/1</text:p>
          </table:table-cell>
          <table:table-cell office:value-type="string">
            <text:p>http://fmindustrial.es/wp-content/uploads/2017/05/ST-610-V7-GAS.gif</text:p>
          </table:table-cell>
        </table:table-row>
        <table:table-row table:style-name="ro2">
          <table:table-cell office:value-type="string">
            <text:p>ST 610</text:p>
          </table:table-cell>
          <table:table-cell office:value-type="string">
            <text:p>15,75kw</text:p>
          </table:table-cell>
          <table:table-cell office:value-type="string">
            <text:p>10GN 1/1</text:p>
          </table:table-cell>
          <table:table-cell office:value-type="string">
            <text:p>http://fmindustrial.es/wp-content/uploads/2017/05/ST-610.gif</text:p>
          </table:table-cell>
        </table:table-row>
        <table:table-row table:style-name="ro2">
          <table:table-cell office:value-type="string">
            <text:p>ST 610 GAS</text:p>
          </table:table-cell>
          <table:table-cell office:value-type="string">
            <text:p>18kw</text:p>
          </table:table-cell>
          <table:table-cell office:value-type="string">
            <text:p>10GN 1/1</text:p>
          </table:table-cell>
          <table:table-cell office:value-type="string">
            <text:p>http://fmindustrial.es/wp-content/uploads/2017/05/ST-610-GAS.gif</text:p>
          </table:table-cell>
        </table:table-row>
        <table:table-row table:style-name="ro2">
          <table:table-cell office:value-type="string">
            <text:p>ST 606 V7</text:p>
          </table:table-cell>
          <table:table-cell office:value-type="string">
            <text:p>10,5kw</text:p>
          </table:table-cell>
          <table:table-cell office:value-type="string">
            <text:p>6GN 1/1</text:p>
          </table:table-cell>
          <table:table-cell office:value-type="string">
            <text:p>http://fmindustrial.es/wp-content/uploads/2017/05/ST-606-V7.gif</text:p>
          </table:table-cell>
        </table:table-row>
        <table:table-row table:style-name="ro1">
          <table:table-cell office:value-type="string">
            <text:p>ST 606 V7 GAS</text:p>
          </table:table-cell>
          <table:table-cell office:value-type="string">
            <text:p>14kw</text:p>
          </table:table-cell>
          <table:table-cell office:value-type="string">
            <text:p>6GN 1/1</text:p>
          </table:table-cell>
          <table:table-cell office:value-type="string">
            <text:p><text:a xlink:href="http://fmindustrial.es/wp-content/uploads/2017/05/ST-606-V7-GAS.gif">http://fmindustrial.es/wp-content/uploads/2017/05/ST-606-V7-GAS.gif</text:a></text:p>
          </table:table-cell>
        </table:table-row>
        <table:table-row table:style-name="ro2">
          <table:table-cell office:value-type="string">
            <text:p>ST 606</text:p>
          </table:table-cell>
          <table:table-cell office:value-type="string">
            <text:p>10,5kw</text:p>
          </table:table-cell>
          <table:table-cell office:value-type="string">
            <text:p>6GN 1/1</text:p>
          </table:table-cell>
          <table:table-cell office:value-type="string">
            <text:p>http://fmindustrial.es/wp-content/uploads/2017/05/ST-606.gif</text:p>
          </table:table-cell>
        </table:table-row>
        <table:table-row table:style-name="ro2">
          <table:table-cell office:value-type="string">
            <text:p>ST 606 GAS</text:p>
          </table:table-cell>
          <table:table-cell office:value-type="string">
            <text:p>14kw</text:p>
          </table:table-cell>
          <table:table-cell office:value-type="string">
            <text:p>6GN 1/1</text:p>
          </table:table-cell>
          <table:table-cell office:value-type="string">
            <text:p>http://fmindustrial.es/wp-content/uploads/2017/05/ST-606.gif</text:p>
          </table:table-cell>
        </table:table-row>
        <table:table-row table:style-name="ro2">
          <table:table-cell office:value-type="string">
            <text:p>ST 604 V7</text:p>
          </table:table-cell>
          <table:table-cell office:value-type="string">
            <text:p>7,5kw</text:p>
          </table:table-cell>
          <table:table-cell office:value-type="string">
            <text:p>4GN 1/1</text:p>
          </table:table-cell>
          <table:table-cell office:value-type="string">
            <text:p>http://fmindustrial.es/wp-content/uploads/2017/04/ST-604-V7.gif</text:p>
          </table:table-cell>
        </table:table-row>
        <table:table-row table:style-name="ro2">
          <table:table-cell office:value-type="string">
            <text:p>ST 604 V7 GAS</text:p>
          </table:table-cell>
          <table:table-cell office:value-type="string">
            <text:p>9kw</text:p>
          </table:table-cell>
          <table:table-cell office:value-type="string">
            <text:p>4GN 1/1</text:p>
          </table:table-cell>
          <table:table-cell office:value-type="string">
            <text:p>http://fmindustrial.es/wp-content/uploads/2017/04/ST-604-V7-GAS.gif</text:p>
          </table:table-cell>
        </table:table-row>
        <table:table-row table:style-name="ro2">
          <table:table-cell office:value-type="string">
            <text:p>ST 604</text:p>
          </table:table-cell>
          <table:table-cell office:value-type="string">
            <text:p>7,5kw</text:p>
          </table:table-cell>
          <table:table-cell office:value-type="string">
            <text:p>4GN 1/1</text:p>
          </table:table-cell>
          <table:table-cell office:value-type="string">
            <text:p>http://fmindustrial.es/wp-content/uploads/2017/04/ST-604.gif</text:p>
          </table:table-cell>
        </table:table-row>
        <table:table-row table:style-name="ro2">
          <table:table-cell office:value-type="string">
            <text:p>ST 604 GAS</text:p>
          </table:table-cell>
          <table:table-cell office:value-type="string">
            <text:p>9kw</text:p>
          </table:table-cell>
          <table:table-cell office:value-type="string">
            <text:p>4GN 1/1</text:p>
          </table:table-cell>
          <table:table-cell office:value-type="string">
            <text:p>http://fmindustrial.es/wp-content/uploads/2017/04/ST-604-GAS.gif</text:p>
          </table:table-cell>
        </table:table-row>
        <table:table-row table:style-name="ro2">
          <table:table-cell office:value-type="string">
            <text:p>RXB 610 V7</text:p>
          </table:table-cell>
          <table:table-cell office:value-type="string">
            <text:p>13,65kw</text:p>
          </table:table-cell>
          <table:table-cell office:value-type="string">
            <text:p>10GN 1/1</text:p>
          </table:table-cell>
          <table:table-cell office:value-type="string">
            <text:p>http://fmindustrial.es/wp-content/uploads/RXB-610-V7.jpg</text:p>
          </table:table-cell>
        </table:table-row>
        <table:table-row table:style-name="ro2">
          <table:table-cell office:value-type="string">
            <text:p>RXB 610</text:p>
          </table:table-cell>
          <table:table-cell office:value-type="string">
            <text:p>13,65kw</text:p>
          </table:table-cell>
          <table:table-cell office:value-type="string">
            <text:p>10GN 1/1</text:p>
          </table:table-cell>
          <table:table-cell office:value-type="string">
            <text:p>http://fmindustrial.es/wp-content/uploads/RXB-610.jpg</text:p>
          </table:table-cell>
        </table:table-row>
        <table:table-row table:style-name="ro2">
          <table:table-cell office:value-type="string">
            <text:p>RXB 610 E</text:p>
          </table:table-cell>
          <table:table-cell office:value-type="string">
            <text:p>13,8kw</text:p>
          </table:table-cell>
          <table:table-cell office:value-type="string">
            <text:p>10GN 1/1</text:p>
          </table:table-cell>
          <table:table-cell office:value-type="string">
            <text:p>http://fmindustrial.es/wp-content/uploads/RXB-606-E.jpg</text:p>
          </table:table-cell>
        </table:table-row>
        <table:table-row table:style-name="ro2">
          <table:table-cell office:value-type="string">
            <text:p>RXB 606 V7 GAS</text:p>
          </table:table-cell>
          <table:table-cell office:value-type="string">
            <text:p>13,5kw</text:p>
          </table:table-cell>
          <table:table-cell office:value-type="string">
            <text:p>6GN 1/1</text:p>
          </table:table-cell>
          <table:table-cell office:value-type="string">
            <text:p>http://fmindustrial.es/wp-content/uploads/RXB-606-V7-GAS.jpg</text:p>
          </table:table-cell>
        </table:table-row>
        <table:table-row table:style-name="ro2">
          <table:table-cell office:value-type="string">
            <text:p>RXB 606 GAS</text:p>
          </table:table-cell>
          <table:table-cell office:value-type="string">
            <text:p>13,5kw</text:p>
          </table:table-cell>
          <table:table-cell office:value-type="string">
            <text:p>6GN 1/1</text:p>
          </table:table-cell>
          <table:table-cell office:value-type="string">
            <text:p>http://fmindustrial.es/wp-content/uploads/RXB-606-GAS.jpg</text:p>
          </table:table-cell>
        </table:table-row>
        <table:table-row table:style-name="ro2">
          <table:table-cell office:value-type="string">
            <text:p>RXB 606 V7</text:p>
          </table:table-cell>
          <table:table-cell office:value-type="string">
            <text:p>9,1kw</text:p>
          </table:table-cell>
          <table:table-cell office:value-type="string">
            <text:p>6GN 1/1</text:p>
          </table:table-cell>
          <table:table-cell office:value-type="string">
            <text:p>http://fmindustrial.es/wp-content/uploads/RXB-606-V7.jpg</text:p>
          </table:table-cell>
        </table:table-row>
        <table:table-row table:style-name="ro2">
          <table:table-cell office:value-type="string">
            <text:p>RXB 606</text:p>
          </table:table-cell>
          <table:table-cell office:value-type="string">
            <text:p>9,1kw</text:p>
          </table:table-cell>
          <table:table-cell office:value-type="string">
            <text:p>6GN 1/1</text:p>
          </table:table-cell>
          <table:table-cell office:value-type="string">
            <text:p>http://fmindustrial.es/wp-content/uploads/RXB-606.jpg</text:p>
          </table:table-cell>
        </table:table-row>
        <table:table-row table:style-name="ro2">
          <table:table-cell office:value-type="string">
            <text:p>RXB 606 E</text:p>
          </table:table-cell>
          <table:table-cell office:value-type="string">
            <text:p>9,1kw</text:p>
          </table:table-cell>
          <table:table-cell office:value-type="string">
            <text:p>6GN 1/1</text:p>
          </table:table-cell>
          <table:table-cell office:value-type="string">
            <text:p>http://fmindustrial.es/wp-content/uploads/RXB-606-E.jpg</text:p>
          </table:table-cell>
        </table:table-row>
        <table:table-row table:style-name="ro2">
          <table:table-cell office:value-type="string">
            <text:p>F 106 V7</text:p>
          </table:table-cell>
          <table:table-cell office:value-type="string">
            <text:p>9,2kw</text:p>
          </table:table-cell>
          <table:table-cell office:value-type="string">
            <text:p>6GN 1/1</text:p>
          </table:table-cell>
          <table:table-cell office:value-type="string">
            <text:p>http://fmindustrial.es/wp-content/uploads/F-106-V7.jpg</text:p>
          </table:table-cell>
        </table:table-row>
        <table:table-row table:style-name="ro2">
          <table:table-cell office:value-type="string">
            <text:p>F 110 V7</text:p>
          </table:table-cell>
          <table:table-cell office:value-type="string">
            <text:p>15,4kw</text:p>
          </table:table-cell>
          <table:table-cell office:value-type="string">
            <text:p>10GN 1/1</text:p>
          </table:table-cell>
          <table:table-cell office:value-type="string">
            <text:p>http://fmindustrial.es/wp-content/uploads/F-110-V7.jpg</text:p>
          </table:table-cell>
        </table:table-row>
        <table:table-row table:style-name="ro2">
          <table:table-cell office:value-type="string">
            <text:p>F 106 E</text:p>
          </table:table-cell>
          <table:table-cell office:value-type="string">
            <text:p>9,2kw</text:p>
          </table:table-cell>
          <table:table-cell office:value-type="string">
            <text:p>6GN 1/1</text:p>
          </table:table-cell>
          <table:table-cell office:value-type="string">
            <text:p>http://fmindustrial.es/wp-content/uploads/F-106-E.jpg</text:p>
          </table:table-cell>
        </table:table-row>
        <table:table-row table:style-name="ro2">
          <table:table-cell office:value-type="string">
            <text:p>F 110 E</text:p>
          </table:table-cell>
          <table:table-cell office:value-type="string">
            <text:p>15,4kw</text:p>
          </table:table-cell>
          <table:table-cell office:value-type="string">
            <text:p>10GN 1/1</text:p>
          </table:table-cell>
          <table:table-cell office:value-type="string">
            <text:p>http://fmindustrial.es/wp-content/uploads/F-110-E.jpg</text:p>
          </table:table-cell>
        </table:table-row>
        <table:table-row table:style-name="ro2">
          <table:table-cell office:value-type="string">
            <text:p>F 106</text:p>
          </table:table-cell>
          <table:table-cell office:value-type="string">
            <text:p>9,2kw</text:p>
          </table:table-cell>
          <table:table-cell office:value-type="string">
            <text:p>6GN 1/1</text:p>
          </table:table-cell>
          <table:table-cell office:value-type="string">
            <text:p>http://fmindustrial.es/wp-content/uploads/F-106.jpg</text:p>
          </table:table-cell>
        </table:table-row>
        <table:table-row table:style-name="ro2">
          <table:table-cell office:value-type="string">
            <text:p>F 110</text:p>
          </table:table-cell>
          <table:table-cell office:value-type="string">
            <text:p>15,4kw</text:p>
          </table:table-cell>
          <table:table-cell office:value-type="string">
            <text:p>10GN 1/1</text:p>
          </table:table-cell>
          <table:table-cell office:value-type="string">
            <text:p>http://fmindustrial.es/wp-content/uploads/F-110.jpg</text:p>
          </table:table-cell>
        </table:table-row>
        <table:table-row table:style-name="ro2">
          <table:table-cell office:value-type="string">
            <text:p>F 104</text:p>
          </table:table-cell>
          <table:table-cell office:value-type="string">
            <text:p>5,15kw</text:p>
          </table:table-cell>
          <table:table-cell office:value-type="string">
            <text:p>4GN 2/3</text:p>
          </table:table-cell>
          <table:table-cell office:value-type="string">
            <text:p>http://fmindustrial.es/wp-content/uploads/F-104.jpg</text:p>
          </table:table-cell>
        </table:table-row>
        <table:table-row table:style-name="ro2">
          <table:table-cell table:style-name="ce2" office:value-type="float" office:value="6080105">
            <text:p>6080105</text:p>
          </table:table-cell>
          <table:table-cell office:value-type="string">
            <text:p>3.5kw</text:p>
          </table:table-cell>
          <table:table-cell office:value-type="string">
            <text:p>4 bandejas 600x400</text:p>
          </table:table-cell>
          <table:table-cell office:value-type="string">
            <text:p>https://www.gastron.es/5976-thickbox_default/horno-electrico-de-4-bandejas-60-x-40-cm-trifasico.jpg</text:p>
          </table:table-cell>
        </table:table-row>
        <table:table-row table:style-name="ro2">
          <table:table-cell table:style-name="ce2" office:value-type="float" office:value="6080104">
            <text:p>6080104</text:p>
          </table:table-cell>
          <table:table-cell office:value-type="string">
            <text:p>3.5kw</text:p>
          </table:table-cell>
          <table:table-cell office:value-type="string">
            <text:p>4 bandejas 600x400</text:p>
          </table:table-cell>
          <table:table-cell office:value-type="string">
            <text:p>https://www.gastron.es/5975-thickbox_default/horno-electrico-de-4-bandejas-60-x-40-cm.jpg</text:p>
          </table:table-cell>
        </table:table-row>
        <table:table-row table:style-name="ro2">
          <table:table-cell table:style-name="ce2" office:value-type="float" office:value="6080103">
            <text:p>6080103</text:p>
          </table:table-cell>
          <table:table-cell office:value-type="string">
            <text:p>2.67kw</text:p>
          </table:table-cell>
          <table:table-cell office:value-type="string">
            <text:p>4 bandejas 435x315</text:p>
          </table:table-cell>
          <table:table-cell office:value-type="string">
            <text:p>https://www.gastron.es/5974-thickbox_default/horno-electrico-de-3-bandejas-60-x-40-cm.jpg</text:p>
          </table:table-cell>
        </table:table-row>
        <table:table-row table:style-name="ro2">
          <table:table-cell table:style-name="ce2" office:value-type="float" office:value="6080102">
            <text:p>6080102</text:p>
          </table:table-cell>
          <table:table-cell office:value-type="string">
            <text:p>2.67kw</text:p>
          </table:table-cell>
          <table:table-cell office:value-type="string">
            <text:p>4 bandejas 435x315</text:p>
          </table:table-cell>
          <table:table-cell office:value-type="string">
            <text:p>https://www.gastron.es/5973-thickbox_default/horno-electrico-de-4-bandejas-con-grill.jpg</text:p>
          </table:table-cell>
        </table:table-row>
        <table:table-row table:style-name="ro2">
          <table:table-cell table:style-name="ce2" office:value-type="float" office:value="6080101">
            <text:p>6080101</text:p>
          </table:table-cell>
          <table:table-cell office:value-type="string">
            <text:p>2.67kw</text:p>
          </table:table-cell>
          <table:table-cell office:value-type="string">
            <text:p>4 bandejas 435x315</text:p>
          </table:table-cell>
          <table:table-cell office:value-type="string">
            <text:p>https://www.gastron.es/5972-thickbox_default/horno-electrico-de-4-bandejas.jpg</text:p>
          </table:table-cell>
        </table:table-row>
        <table:table-row table:style-name="ro2">
          <table:table-cell table:style-name="ce2" office:value-type="float" office:value="4143">
            <text:p>4143</text:p>
          </table:table-cell>
          <table:table-cell office:value-type="string">
            <text:p>2kv</text:p>
          </table:table-cell>
          <table:table-cell office:value-type="string">
            <text:p>4 330x411</text:p>
          </table:table-cell>
          <table:table-cell office:value-type="string">
            <text:p>https://drive.google.com/open?id=1oKX64JchCvKT92Ot_fQQjg4KL57I0NFy</text:p>
          </table:table-cell>
        </table:table-row>
        <table:table-row table:style-name="ro2">
          <table:table-cell table:style-name="ce2" office:value-type="float" office:value="4144">
            <text:p>4144</text:p>
          </table:table-cell>
          <table:table-cell office:value-type="string">
            <text:p>4kv</text:p>
          </table:table-cell>
          <table:table-cell office:value-type="string">
            <text:p>4 400x600</text:p>
          </table:table-cell>
          <table:table-cell office:value-type="string">
            <text:p>https://drive.google.com/open?id=1XYmn3Sfm5j5XFPqj9C9-b_aNrl3vhblM</text:p>
          </table:table-cell>
        </table:table-row>
        <table:table-row table:style-name="ro2">
          <table:table-cell table:style-name="ce2" office:value-type="float" office:value="811">
            <text:p>811</text:p>
          </table:table-cell>
          <table:table-cell office:value-type="string">
            <text:p>1kv</text:p>
          </table:table-cell>
          <table:table-cell office:value-type="string">
            <text:p>8 330x411</text:p>
          </table:table-cell>
          <table:table-cell office:value-type="string">
            <text:p>https://drive.google.com/open?id=1oKX64JchCvKT92Ot_fQQjg4KL57I0NFy</text:p>
          </table:table-cell>
        </table:table-row>
        <table:table-row table:style-name="ro2">
          <table:table-cell table:style-name="ce2" office:value-type="float" office:value="847">
            <text:p>847</text:p>
          </table:table-cell>
          <table:table-cell office:value-type="string">
            <text:p>1kv</text:p>
          </table:table-cell>
          <table:table-cell office:value-type="string">
            <text:p>8 330x411</text:p>
          </table:table-cell>
          <table:table-cell office:value-type="string">
            <text:p>https://drive.google.com/open?id=1XYmn3Sfm5j5XFPqj9C9-b_aNrl3vhblM</text:p>
          </table:table-cell>
        </table:table-row>
        <table:table-row table:style-name="ro2">
          <table:table-cell table:style-name="ce2" office:value-type="float" office:value="4141">
            <text:p>4141</text:p>
          </table:table-cell>
          <table:table-cell office:value-type="string">
            <text:p>4kw</text:p>
          </table:table-cell>
          <table:table-cell office:value-type="string">
            <text:p>4GN 1/1</text:p>
          </table:table-cell>
          <table:table-cell office:value-type="string">
            <text:p>https://drive.google.com/open?id=1grKHMQdvvbo_niKUv4SMTcsVeifpnPwR</text:p>
          </table:table-cell>
        </table:table-row>
        <table:table-row table:style-name="ro2">
          <table:table-cell table:style-name="ce2" office:value-type="float" office:value="4142">
            <text:p>4142</text:p>
          </table:table-cell>
          <table:table-cell office:value-type="string">
            <text:p>4kw</text:p>
          </table:table-cell>
          <table:table-cell office:value-type="string">
            <text:p>4GN 2/1</text:p>
          </table:table-cell>
          <table:table-cell office:value-type="string">
            <text:p>https://drive.google.com/open?id=1e29asmMEufM8INXU0jwjnQO2YyKJEen7</text:p>
          </table:table-cell>
        </table:table-row>
        <table:table-row table:style-name="ro2">
          <table:table-cell office:value-type="string">
            <text:p>4161/2E</text:p>
          </table:table-cell>
          <table:table-cell office:value-type="string">
            <text:p>9kw</text:p>
          </table:table-cell>
          <table:table-cell office:value-type="string">
            <text:p>6GN 1/1</text:p>
          </table:table-cell>
          <table:table-cell office:value-type="string">
            <text:p>https://drive.google.com/open?id=1O1JuZSG_bgavMiMcA8pTtGTiUDkiolPc</text:p>
          </table:table-cell>
        </table:table-row>
        <table:table-row table:style-name="ro2">
          <table:table-cell office:value-type="string">
            <text:p>4161/5E</text:p>
          </table:table-cell>
          <table:table-cell office:value-type="string">
            <text:p>9kw</text:p>
          </table:table-cell>
          <table:table-cell office:value-type="string">
            <text:p>6GN 1/1</text:p>
          </table:table-cell>
          <table:table-cell office:value-type="string">
            <text:p>https://drive.google.com/open?id=1O1JuZSG_bgavMiMcA8pTtGTiUDkiolPc</text:p>
          </table:table-cell>
        </table:table-row>
        <table:table-row table:style-name="ro2">
          <table:table-cell office:value-type="string">
            <text:p>4161/2G</text:p>
          </table:table-cell>
          <table:table-cell office:value-type="string">
            <text:p>12kw</text:p>
          </table:table-cell>
          <table:table-cell office:value-type="string">
            <text:p>6GN 1/1</text:p>
          </table:table-cell>
          <table:table-cell office:value-type="string">
            <text:p>https://drive.google.com/open?id=1O1JuZSG_bgavMiMcA8pTtGTiUDkiolPc</text:p>
          </table:table-cell>
        </table:table-row>
        <table:table-row table:style-name="ro2">
          <table:table-cell office:value-type="string">
            <text:p>4161/5G</text:p>
          </table:table-cell>
          <table:table-cell office:value-type="string">
            <text:p>12kw</text:p>
          </table:table-cell>
          <table:table-cell office:value-type="string">
            <text:p>6GN 1/1</text:p>
          </table:table-cell>
          <table:table-cell office:value-type="string">
            <text:p>https://drive.google.com/open?id=1O1JuZSG_bgavMiMcA8pTtGTiUDkiolPc</text:p>
          </table:table-cell>
        </table:table-row>
        <table:table-row table:style-name="ro2">
          <table:table-cell office:value-type="string">
            <text:p>4111/2E</text:p>
          </table:table-cell>
          <table:table-cell office:value-type="string">
            <text:p>16kw</text:p>
          </table:table-cell>
          <table:table-cell office:value-type="string">
            <text:p>10GN 1/1</text:p>
          </table:table-cell>
          <table:table-cell office:value-type="string">
            <text:p>https://drive.google.com/open?id=1T7YJVVxRcozuXpbrX6w7SoOYqKYVJitq</text:p>
          </table:table-cell>
        </table:table-row>
        <table:table-row table:style-name="ro2">
          <table:table-cell office:value-type="string">
            <text:p>4111/5E</text:p>
          </table:table-cell>
          <table:table-cell office:value-type="string">
            <text:p>16kw</text:p>
          </table:table-cell>
          <table:table-cell office:value-type="string">
            <text:p>10GN 1/1</text:p>
          </table:table-cell>
          <table:table-cell office:value-type="string">
            <text:p>https://drive.google.com/open?id=1T7YJVVxRcozuXpbrX6w7SoOYqKYVJitq</text:p>
          </table:table-cell>
        </table:table-row>
        <table:table-row table:style-name="ro2">
          <table:table-cell office:value-type="string">
            <text:p>4111/2G</text:p>
          </table:table-cell>
          <table:table-cell office:value-type="string">
            <text:p>16kw</text:p>
          </table:table-cell>
          <table:table-cell office:value-type="string">
            <text:p>10GN 1/1</text:p>
          </table:table-cell>
          <table:table-cell office:value-type="string">
            <text:p>https://drive.google.com/open?id=1T7YJVVxRcozuXpbrX6w7SoOYqKYVJitq</text:p>
          </table:table-cell>
        </table:table-row>
        <table:table-row table:style-name="ro2">
          <table:table-cell office:value-type="string">
            <text:p>4111/5G</text:p>
          </table:table-cell>
          <table:table-cell office:value-type="string">
            <text:p>16kw</text:p>
          </table:table-cell>
          <table:table-cell office:value-type="string">
            <text:p>10GN 1/1</text:p>
          </table:table-cell>
          <table:table-cell office:value-type="string">
            <text:p>https://drive.google.com/open?id=1T7YJVVxRcozuXpbrX6w7SoOYqKYVJitq</text:p>
          </table:table-cell>
        </table:table-row>
        <table:table-row table:style-name="ro2">
          <table:table-cell office:value-type="string">
            <text:p>4121/2E</text:p>
          </table:table-cell>
          <table:table-cell office:value-type="string">
            <text:p>32kw</text:p>
          </table:table-cell>
          <table:table-cell office:value-type="string">
            <text:p>20GN 1/1</text:p>
          </table:table-cell>
          <table:table-cell office:value-type="string">
            <text:p>https://drive.google.com/open?id=143oOn16an0HOnKBvLwkUdOYG84L96RYr</text:p>
          </table:table-cell>
        </table:table-row>
        <table:table-row table:style-name="ro2">
          <table:table-cell office:value-type="string">
            <text:p>4121/5E</text:p>
          </table:table-cell>
          <table:table-cell office:value-type="string">
            <text:p>32kw</text:p>
          </table:table-cell>
          <table:table-cell office:value-type="string">
            <text:p>20GN 1/1</text:p>
          </table:table-cell>
          <table:table-cell office:value-type="string">
            <text:p>https://drive.google.com/open?id=143oOn16an0HOnKBvLwkUdOYG84L96RYr</text:p>
          </table:table-cell>
        </table:table-row>
        <table:table-row table:style-name="ro2">
          <table:table-cell office:value-type="string">
            <text:p>4121/2G</text:p>
          </table:table-cell>
          <table:table-cell office:value-type="string">
            <text:p>30kw</text:p>
          </table:table-cell>
          <table:table-cell office:value-type="string">
            <text:p>20GN 1/1</text:p>
          </table:table-cell>
          <table:table-cell office:value-type="string">
            <text:p>https://drive.google.com/open?id=143oOn16an0HOnKBvLwkUdOYG84L96RYr</text:p>
          </table:table-cell>
        </table:table-row>
        <table:table-row table:style-name="ro2">
          <table:table-cell office:value-type="string">
            <text:p>4121/5G</text:p>
          </table:table-cell>
          <table:table-cell office:value-type="string">
            <text:p>30kw</text:p>
          </table:table-cell>
          <table:table-cell office:value-type="string">
            <text:p>20GN 1/1</text:p>
          </table:table-cell>
          <table:table-cell office:value-type="string">
            <text:p>https://drive.google.com/open?id=143oOn16an0HOnKBvLwkUdOYG84L96RYr</text:p>
          </table:table-cell>
        </table:table-row>
        <table:table-row table:style-name="ro2">
          <table:table-cell office:value-type="string">
            <text:p>4162/2E</text:p>
          </table:table-cell>
          <table:table-cell office:value-type="string">
            <text:p>16kw</text:p>
          </table:table-cell>
          <table:table-cell office:value-type="string">
            <text:p>6GN 1/1</text:p>
          </table:table-cell>
          <table:table-cell office:value-type="string">
            <text:p>https://drive.google.com/open?id=1JZvHJGaCePDvJurL7hjvouqmIeDo-zFN</text:p>
          </table:table-cell>
        </table:table-row>
        <table:table-row table:style-name="ro2">
          <table:table-cell office:value-type="string">
            <text:p>4162/5E</text:p>
          </table:table-cell>
          <table:table-cell office:value-type="string">
            <text:p>16kw</text:p>
          </table:table-cell>
          <table:table-cell office:value-type="string">
            <text:p>6GN 1/1</text:p>
          </table:table-cell>
          <table:table-cell office:value-type="string">
            <text:p>https://drive.google.com/open?id=1JZvHJGaCePDvJurL7hjvouqmIeDo-zFN</text:p>
          </table:table-cell>
        </table:table-row>
        <table:table-row table:style-name="ro2">
          <table:table-cell office:value-type="string">
            <text:p>4162/2G</text:p>
          </table:table-cell>
          <table:table-cell office:value-type="string">
            <text:p>20kw</text:p>
          </table:table-cell>
          <table:table-cell office:value-type="string">
            <text:p>6GN 1/1</text:p>
          </table:table-cell>
          <table:table-cell office:value-type="string">
            <text:p>https://drive.google.com/open?id=1JZvHJGaCePDvJurL7hjvouqmIeDo-zFN</text:p>
          </table:table-cell>
        </table:table-row>
        <table:table-row table:style-name="ro2">
          <table:table-cell office:value-type="string">
            <text:p>4162/5G</text:p>
          </table:table-cell>
          <table:table-cell office:value-type="string">
            <text:p>20kw</text:p>
          </table:table-cell>
          <table:table-cell office:value-type="string">
            <text:p>6GN 1/1</text:p>
          </table:table-cell>
          <table:table-cell office:value-type="string">
            <text:p>https://drive.google.com/open?id=1JZvHJGaCePDvJurL7hjvouqmIeDo-zFN</text:p>
          </table:table-cell>
        </table:table-row>
        <table:table-row table:style-name="ro2">
          <table:table-cell office:value-type="string">
            <text:p>4112/2E</text:p>
          </table:table-cell>
          <table:table-cell office:value-type="string">
            <text:p>25kw</text:p>
          </table:table-cell>
          <table:table-cell office:value-type="string">
            <text:p>10GN 1/1</text:p>
          </table:table-cell>
          <table:table-cell office:value-type="string">
            <text:p>https://drive.google.com/open?id=1a_UZiPJAmmQzRNQygsNk0lV6TXLc-WpO</text:p>
          </table:table-cell>
        </table:table-row>
        <table:table-row table:style-name="ro2">
          <table:table-cell office:value-type="string">
            <text:p>4112/5E</text:p>
          </table:table-cell>
          <table:table-cell office:value-type="string">
            <text:p>25kw</text:p>
          </table:table-cell>
          <table:table-cell office:value-type="string">
            <text:p>10GN 1/1</text:p>
          </table:table-cell>
          <table:table-cell office:value-type="string">
            <text:p>https://drive.google.com/open?id=1a_UZiPJAmmQzRNQygsNk0lV6TXLc-WpO</text:p>
          </table:table-cell>
        </table:table-row>
        <table:table-row table:style-name="ro2">
          <table:table-cell office:value-type="string">
            <text:p>4112/2G</text:p>
          </table:table-cell>
          <table:table-cell office:value-type="string">
            <text:p>24kw</text:p>
          </table:table-cell>
          <table:table-cell office:value-type="string">
            <text:p>10GN 1/1</text:p>
          </table:table-cell>
          <table:table-cell office:value-type="string">
            <text:p>https://drive.google.com/open?id=1a_UZiPJAmmQzRNQygsNk0lV6TXLc-WpO</text:p>
          </table:table-cell>
        </table:table-row>
        <table:table-row table:style-name="ro2">
          <table:table-cell office:value-type="string">
            <text:p>4112/5G</text:p>
          </table:table-cell>
          <table:table-cell office:value-type="string">
            <text:p>24kw</text:p>
          </table:table-cell>
          <table:table-cell office:value-type="string">
            <text:p>10GN 1/1</text:p>
          </table:table-cell>
          <table:table-cell office:value-type="string">
            <text:p>https://drive.google.com/open?id=1a_UZiPJAmmQzRNQygsNk0lV6TXLc-WpO</text:p>
          </table:table-cell>
        </table:table-row>
        <table:table-row table:style-name="ro2">
          <table:table-cell office:value-type="string">
            <text:p>4122/2E</text:p>
          </table:table-cell>
          <table:table-cell office:value-type="string">
            <text:p>50kw</text:p>
          </table:table-cell>
          <table:table-cell office:value-type="string">
            <text:p>20GN 2/1</text:p>
          </table:table-cell>
          <table:table-cell office:value-type="string">
            <text:p>https://drive.google.com/open?id=13NkzG0EtQTR9-iBBQ7D4P7fZp2txMrhB</text:p>
          </table:table-cell>
        </table:table-row>
        <table:table-row table:style-name="ro2">
          <table:table-cell office:value-type="string">
            <text:p>4122/5E</text:p>
          </table:table-cell>
          <table:table-cell office:value-type="string">
            <text:p>50kw</text:p>
          </table:table-cell>
          <table:table-cell office:value-type="string">
            <text:p>20GN 2/1</text:p>
          </table:table-cell>
          <table:table-cell office:value-type="string">
            <text:p>https://drive.google.com/open?id=13NkzG0EtQTR9-iBBQ7D4P7fZp2txMrhB</text:p>
          </table:table-cell>
        </table:table-row>
        <table:table-row table:style-name="ro2">
          <table:table-cell office:value-type="string">
            <text:p>4122/2G</text:p>
          </table:table-cell>
          <table:table-cell office:value-type="string">
            <text:p>48kw</text:p>
          </table:table-cell>
          <table:table-cell office:value-type="string">
            <text:p>20GN 2/1</text:p>
          </table:table-cell>
          <table:table-cell office:value-type="string">
            <text:p>https://drive.google.com/open?id=13NkzG0EtQTR9-iBBQ7D4P7fZp2txMrhB</text:p>
          </table:table-cell>
        </table:table-row>
        <table:table-row table:style-name="ro2">
          <table:table-cell office:value-type="string">
            <text:p>4122/5G</text:p>
          </table:table-cell>
          <table:table-cell office:value-type="string">
            <text:p>48kw</text:p>
          </table:table-cell>
          <table:table-cell office:value-type="string">
            <text:p>20GN 2/1</text:p>
          </table:table-cell>
          <table:table-cell office:value-type="string">
            <text:p>https://drive.google.com/open?id=13NkzG0EtQTR9-iBBQ7D4P7fZp2txMrhB</text:p>
          </table:table-cell>
        </table:table-row>
        <table:table-row table:style-name="ro1">
          <table:table-cell office:value-type="string">
            <text:p>OTO-48</text:p>
          </table:table-cell>
          <table:table-cell office:value-type="string">
            <text:p>3.3kw</text:p>
          </table:table-cell>
          <table:table-cell office:value-type="string">
            <text:p>4 480x345</text:p>
          </table:table-cell>
          <table:table-cell office:value-type="string">
            <text:p>http://www.movilfrit.com/web2015/wp-content/plugins/widgetkit/cache/gallery/2506/horno-conveccion-oto-48-266ac3d819.jpg</text:p>
          </table:table-cell>
        </table:table-row>
        <table:table-row table:style-name="ro1">
          <table:table-cell office:value-type="string">
            <text:p>OTO-50</text:p>
          </table:table-cell>
          <table:table-cell office:value-type="string">
            <text:p>3.3kw</text:p>
          </table:table-cell>
          <table:table-cell office:value-type="string">
            <text:p>4 480x345</text:p>
          </table:table-cell>
          <table:table-cell office:value-type="string">
            <text:p>http://www.movilfrit.com/web2015/wp-content/plugins/widgetkit/cache/gallery/2506/horno-conveccion-oto-48-266ac3d819.jpg</text:p>
          </table:table-cell>
        </table:table-row>
        <table:table-row table:style-name="ro1">
          <table:table-cell office:value-type="string">
            <text:p>OTO-60</text:p>
          </table:table-cell>
          <table:table-cell office:value-type="string">
            <text:p>6.3kw</text:p>
          </table:table-cell>
          <table:table-cell office:value-type="string">
            <text:p>4 600x400</text:p>
          </table:table-cell>
          <table:table-cell office:value-type="string">
            <text:p>http://www.movilfrit.com/web2015/wp-content/plugins/widgetkit/cache/gallery/2506/horno-conveccion-oto-48-266ac3d819.jpg</text:p>
          </table:table-cell>
        </table:table-row>
        <table:table-row table:style-name="ro1">
          <table:table-cell office:value-type="string">
            <text:p>OTO-62</text:p>
          </table:table-cell>
          <table:table-cell office:value-type="string">
            <text:p>6.3kw</text:p>
          </table:table-cell>
          <table:table-cell office:value-type="string">
            <text:p>4 600x400</text:p>
          </table:table-cell>
          <table:table-cell office:value-type="string">
            <text:p>http://www.movilfrit.com/web2015/wp-content/plugins/widgetkit/cache/gallery/2506/horno-conveccion-oto-64-07eee713af.jpg</text:p>
          </table:table-cell>
        </table:table-row>
        <table:table-row table:style-name="ro1">
          <table:table-cell office:value-type="string">
            <text:p>OTO-64</text:p>
          </table:table-cell>
          <table:table-cell office:value-type="string">
            <text:p>6.5kw</text:p>
          </table:table-cell>
          <table:table-cell office:value-type="string">
            <text:p>4 600x400</text:p>
          </table:table-cell>
          <table:table-cell office:value-type="string">
            <text:p>http://www.movilfrit.com/web2015/wp-content/plugins/widgetkit/cache/gallery/2506/horno-conveccion-oto-64-07eee713af.jpg</text:p>
          </table:table-cell>
        </table:table-row>
        <table:table-row table:style-name="ro1">
          <table:table-cell office:value-type="string">
            <text:p>LLANO-4</text:p>
          </table:table-cell>
          <table:table-cell office:value-type="string">
            <text:p>9.6kw</text:p>
          </table:table-cell>
          <table:table-cell office:value-type="string">
            <text:p>4GN 1/1</text:p>
          </table:table-cell>
          <table:table-cell office:value-type="string">
            <text:p>http://www.movilfrit.com/web2015/wp-content/plugins/widgetkit/cache/gallery/2505/01-horno-conveccion-llano-6-3ef49460a2.jpg</text:p>
          </table:table-cell>
        </table:table-row>
        <table:table-row table:style-name="ro1">
          <table:table-cell office:value-type="string">
            <text:p>LLANO-6</text:p>
          </table:table-cell>
          <table:table-cell office:value-type="string">
            <text:p>9.6kw</text:p>
          </table:table-cell>
          <table:table-cell office:value-type="string">
            <text:p>6GN 1/1</text:p>
          </table:table-cell>
          <table:table-cell office:value-type="string">
            <text:p>http://www.movilfrit.com/web2015/wp-content/plugins/widgetkit/cache/gallery/2505/01-horno-conveccion-llano-6-3ef49460a2.jpg</text:p>
          </table:table-cell>
        </table:table-row>
        <table:table-row table:style-name="ro1">
          <table:table-cell office:value-type="string">
            <text:p>LLANO-10</text:p>
          </table:table-cell>
          <table:table-cell office:value-type="string">
            <text:p>14.4kw</text:p>
          </table:table-cell>
          <table:table-cell office:value-type="string">
            <text:p>10GN 1/1</text:p>
          </table:table-cell>
          <table:table-cell office:value-type="string">
            <text:p>http://www.movilfrit.com/web2015/wp-content/plugins/widgetkit/cache/gallery/2505/02-horno-conveccion-llano-10-6c587150c5.jpg</text:p>
          </table:table-cell>
        </table:table-row>
        <table:table-row table:style-name="ro1">
          <table:table-cell office:value-type="string">
            <text:p>LOMBO-6</text:p>
          </table:table-cell>
          <table:table-cell office:value-type="string">
            <text:p>9.6kw</text:p>
          </table:table-cell>
          <table:table-cell office:value-type="string">
            <text:p>6GN 1/1</text:p>
          </table:table-cell>
          <table:table-cell office:value-type="string">
            <text:p>http://www.movilfrit.com/web2015/wp-content/plugins/widgetkit/cache/gallery/2507/01-horno-conveccion-lombo-6gn-a4adbe09ce.jpg</text:p>
          </table:table-cell>
        </table:table-row>
        <table:table-row table:style-name="ro1">
          <table:table-cell office:value-type="string">
            <text:p>LOMBO-10</text:p>
          </table:table-cell>
          <table:table-cell office:value-type="string">
            <text:p>14.4kw</text:p>
          </table:table-cell>
          <table:table-cell office:value-type="string">
            <text:p>10GN 1/1</text:p>
          </table:table-cell>
          <table:table-cell office:value-type="string">
            <text:p>http://www.movilfrit.com/web2015/wp-content/plugins/widgetkit/cache/gallery/2507/01-horno-conveccion-lombo-6gn-a4adbe09ce.jpg</text:p>
          </table:table-cell>
        </table:table-row>
        <table:table-row table:style-name="ro1">
          <table:table-cell office:value-type="string">
            <text:p>LOMBO-16</text:p>
          </table:table-cell>
          <table:table-cell office:value-type="string">
            <text:p>30kw</text:p>
          </table:table-cell>
          <table:table-cell office:value-type="string">
            <text:p>16GN 1/1</text:p>
          </table:table-cell>
          <table:table-cell office:value-type="string">
            <text:p>http://www.movilfrit.com/web2015/wp-content/plugins/widgetkit/cache/gallery/2507/02-horno-conveccion-lombo-16gn-12b460046c.jpg</text:p>
          </table:table-cell>
        </table:table-row>
        <table:table-row table:style-name="ro1">
          <table:table-cell office:value-type="string">
            <text:p>LOMBO-20</text:p>
          </table:table-cell>
          <table:table-cell office:value-type="string">
            <text:p>30kw</text:p>
          </table:table-cell>
          <table:table-cell office:value-type="string">
            <text:p>20GN 1/1</text:p>
          </table:table-cell>
          <table:table-cell office:value-type="string">
            <text:p>http://www.movilfrit.com/web2015/wp-content/plugins/widgetkit/cache/gallery/2507/02-horno-conveccion-lombo-16gn-12b460046c.jpg</text:p>
          </table:table-cell>
        </table:table-row>
        <table:table-row table:style-name="ro2">
          <table:table-cell office:value-type="string">
            <text:p>S4GN 1/1</text:p>
          </table:table-cell>
          <table:table-cell office:value-type="string">
            <text:p>5.6kw</text:p>
          </table:table-cell>
          <table:table-cell office:value-type="string">
            <text:p>4GN 1/1</text:p>
          </table:table-cell>
          <table:table-cell office:value-type="string">
            <text:p>https://drive.google.com/open?id=1twAwdVFqpNADJqQhRzdzDO-5Z14YRgXp</text:p>
          </table:table-cell>
        </table:table-row>
        <table:table-row table:style-name="ro2">
          <table:table-cell office:value-type="string">
            <text:p>S4GN 1/1 T</text:p>
          </table:table-cell>
          <table:table-cell office:value-type="string">
            <text:p>5.6kw</text:p>
          </table:table-cell>
          <table:table-cell office:value-type="string">
            <text:p>4GN 1/1</text:p>
          </table:table-cell>
          <table:table-cell office:value-type="string">
            <text:p>https://drive.google.com/open?id=1zgXU7nz5jUrcg4khzd-mV-AL68zaekcV</text:p>
          </table:table-cell>
        </table:table-row>
        <table:table-row table:style-name="ro2">
          <table:table-cell office:value-type="string">
            <text:p>S6GN 2/3</text:p>
          </table:table-cell>
          <table:table-cell office:value-type="string">
            <text:p>5.6kw</text:p>
          </table:table-cell>
          <table:table-cell office:value-type="string">
            <text:p>6GN 2/3</text:p>
          </table:table-cell>
          <table:table-cell office:value-type="string">
            <text:p>https://drive.google.com/open?id=1twAwdVFqpNADJqQhRzdzDO-5Z14YRgXp</text:p>
          </table:table-cell>
        </table:table-row>
        <table:table-row table:style-name="ro1">
          <table:table-cell office:value-type="string">
            <text:p>S6GN 1/1</text:p>
          </table:table-cell>
          <table:table-cell office:value-type="string">
            <text:p>7 kw</text:p>
          </table:table-cell>
          <table:table-cell office:value-type="string">
            <text:p>6GN 1/1</text:p>
          </table:table-cell>
          <table:table-cell office:value-type="string">
            <text:p>https://drive.google.com/open?id=1twAwdVFqpNADJqQhRzdzDO-5Z14YRgXp</text:p>
          </table:table-cell>
        </table:table-row>
        <table:table-row table:style-name="ro1">
          <table:table-cell office:value-type="string">
            <text:p>S6GN 1/1 T</text:p>
          </table:table-cell>
          <table:table-cell office:value-type="string">
            <text:p>7 kw</text:p>
          </table:table-cell>
          <table:table-cell office:value-type="string">
            <text:p>6GN 1/1</text:p>
          </table:table-cell>
          <table:table-cell office:value-type="string">
            <text:p>https://drive.google.com/open?id=1zgXU7nz5jUrcg4khzd-mV-AL68zaekcV</text:p>
          </table:table-cell>
        </table:table-row>
        <table:table-row table:style-name="ro2">
          <table:table-cell office:value-type="string">
            <text:p>S9GN 1/1</text:p>
          </table:table-cell>
          <table:table-cell office:value-type="string">
            <text:p>10.4kw</text:p>
          </table:table-cell>
          <table:table-cell office:value-type="string">
            <text:p>9GN 1/1</text:p>
          </table:table-cell>
          <table:table-cell office:value-type="string">
            <text:p>https://drive.google.com/open?id=1niPvLHr_w1AT-i-c0ZeFj0gJoXqSzqpN</text:p>
          </table:table-cell>
        </table:table-row>
        <table:table-row table:style-name="ro2">
          <table:table-cell office:value-type="string">
            <text:p>L6GN 1/1</text:p>
          </table:table-cell>
          <table:table-cell office:value-type="string">
            <text:p>10.7kw</text:p>
          </table:table-cell>
          <table:table-cell office:value-type="string">
            <text:p>6GN 1/1</text:p>
          </table:table-cell>
          <table:table-cell office:value-type="string">
            <text:p>https://drive.google.com/open?id=156oGoBw2L2SiHlg-kA5y87bs8W3tT20W</text:p>
          </table:table-cell>
        </table:table-row>
        <table:table-row table:style-name="ro2">
          <table:table-cell office:value-type="string">
            <text:p>L6GN 2/1</text:p>
          </table:table-cell>
          <table:table-cell office:value-type="string">
            <text:p>17.2kw</text:p>
          </table:table-cell>
          <table:table-cell office:value-type="string">
            <text:p>6GN 2/1</text:p>
          </table:table-cell>
          <table:table-cell office:value-type="string">
            <text:p>https://drive.google.com/open?id=1I9WNqzZn1w9fgkUoa59QMB-MyCOUyHb5</text:p>
          </table:table-cell>
        </table:table-row>
        <table:table-row table:style-name="ro2">
          <table:table-cell office:value-type="string">
            <text:p>L1OGN 1/1</text:p>
          </table:table-cell>
          <table:table-cell office:value-type="string">
            <text:p>18.4kw</text:p>
          </table:table-cell>
          <table:table-cell office:value-type="string">
            <text:p>10GN 1/1</text:p>
          </table:table-cell>
          <table:table-cell office:value-type="string">
            <text:p>https://drive.google.com/open?id=1714i64wTUuFMLgwBn9vMVRTiLB1jq9Ln</text:p>
          </table:table-cell>
        </table:table-row>
        <table:table-row table:style-name="ro2">
          <table:table-cell office:value-type="string">
            <text:p>L10GN 2/1</text:p>
          </table:table-cell>
          <table:table-cell office:value-type="string">
            <text:p>34.4kw</text:p>
          </table:table-cell>
          <table:table-cell office:value-type="string">
            <text:p>10GN 2/1</text:p>
          </table:table-cell>
          <table:table-cell office:value-type="string">
            <text:p>https://drive.google.com/open?id=1x_AL9pAxzWihqYneuSlm4BT0B55V_3sA</text:p>
          </table:table-cell>
        </table:table-row>
      </table:table>
      <table:table table:name="Hoja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9">09/01/2019</text:date>, <text:time>20:36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7:34:43.20</meta:creation-date>
    <dc:date>2019-01-09T20:36:08.55</dc:date>
    <meta:editing-duration>PT2H15M10S</meta:editing-duration>
    <meta:editing-cycles>9</meta:editing-cycles>
    <meta:generator>OpenOffice/4.1.5$Win32 OpenOffice.org_project/415m1$Build-9789</meta:generator>
    <meta:document-statistic meta:table-count="3" meta:cell-count="652" meta:object-count="0"/>
  </office:meta>
</office:document-meta>
</file>